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67 - The Azarinth Sentinel" calcext:value-type="string">
            <text:p>Class 1: 367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67 - Kin of Ash" calcext:value-type="string">
            <text:p>Class 2: 367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95" calcext:value-type="float">
            <text:p>995</text:p>
          </table:table-cell>
          <table:table-cell table:style-name="ce5" table:formula="of:=[.E2]" office:value-type="float" office:value="995" calcext:value-type="float">
            <text:p>995.0</text:p>
          </table:table-cell>
          <table:table-cell/>
          <table:table-cell table:style-name="ce6"/>
          <table:table-cell table:style-name="ce32" table:formula="of:=[.U9]" office:value-type="float" office:value="9585952.94475" calcext:value-type="float">
            <text:p>9,585,953</text:p>
          </table:table-cell>
          <table:table-cell table:style-name="ce11" table:formula="of:=[.V9]" office:value-type="float" office:value="671969.944" calcext:value-type="float">
            <text:p>671,969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6039" calcext:value-type="float">
            <text:p>1603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8.7609166666667" calcext:value-type="float">
            <text:p>38.8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190 - The Faen Valkyrie" calcext:value-type="string">
            <text:p>Class 3: 190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3.75" calcext:value-type="float">
            <text:p>33.75</text:p>
          </table:table-cell>
          <table:table-cell table:style-name="ce12" table:formula="of:=[.U10]" office:value-type="percentage" office:value="33.75" calcext:value-type="percentage">
            <text:p>337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75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622809.125" calcext:value-type="float">
            <text:p>3622809.12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9585952.94475" calcext:value-type="float">
            <text:p>9585952.94475</text:p>
          </table:table-cell>
          <table:table-cell table:style-name="ce6" table:formula="of:=([.S11]+[.S12])/2" office:value-type="float" office:value="671969.944" calcext:value-type="float">
            <text:p>671969.944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 995" calcext:value-type="string">
            <text:p>Vit: <text:s/>99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5549096.7645" calcext:value-type="float">
            <text:p>15549096.764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3.75" calcext:value-type="percentage">
            <text:p>3375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634715657132" calcext:value-type="percentage">
            <text:p>97.6%</text:p>
          </table:table-cell>
          <table:table-cell table:formula="of:=1/(1-[.Q11])" office:value-type="float" office:value="41.0420000000005" calcext:value-type="float">
            <text:p>41.0420000000005</text:p>
          </table:table-cell>
          <table:table-cell table:formula="of:=[.$S$2]/(1/(1+[.$O$15]+[.$AV$15]))" office:value-type="float" office:value="645569.75" calcext:value-type="float">
            <text:p>645569.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033668641771" calcext:value-type="percentage">
            <text:p>97.7%</text:p>
          </table:table-cell>
          <table:table-cell table:formula="of:=1/(1-[.Q12])" office:value-type="float" office:value="43.5419999999997" calcext:value-type="float">
            <text:p>43.5419999999997</text:p>
          </table:table-cell>
          <table:table-cell table:formula="of:=[.$S$2]/(1/(1+[.$O$15]+[.$AJ$15]+[.$AV$15]))" office:value-type="float" office:value="698370.138" calcext:value-type="float">
            <text:p>698370.13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334192149452" calcext:value-type="percentage">
            <text:p>97.6%</text:p>
          </table:table-cell>
          <table:table-cell table:style-name="ce14" table:formula="of:=([.R11]+[.R12])/2" office:value-type="float" office:value="42.292" calcext:value-type="float">
            <text:p>42.3</text:p>
          </table:table-cell>
          <table:table-cell table:style-name="ce14" table:formula="of:=([.S11]+[.S12])/2" office:value-type="float" office:value="671969.944" calcext:value-type="float">
            <text:p>671969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88" calcext:value-type="percentage">
            <text:p>8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68" calcext:value-type="percentage">
            <text:p>6.8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3.75" calcext:value-type="percentage">
            <text:p>337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292" calcext:value-type="percentage">
            <text:p>329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792" calcext:value-type="percentage">
            <text:p>79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445" calcext:value-type="percentage">
            <text:p>54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12" calcext:value-type="percentage">
            <text:p>61.2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375.0%" calcext:value-type="string">
            <text:p>Resilience: 3,37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7" calcext:value-type="float">
            <text:p>36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18]+([.C18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6,039" calcext:value-type="string">
            <text:p>Health: <text:s/>16,03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21]+([.C21]-1)*20" office:value-type="float" office:value="69" calcext:value-type="float">
            <text:p>69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2]+([.C22]-1)*20" office:value-type="float" office:value="69" calcext:value-type="float">
            <text:p>69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25]+([.C25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38.8]" calcext:value-type="string">
            <text:p>hp/sec: <text:s/>0.27% [38.8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" calcext:value-type="float">
            <text:p>28</text:p>
          </table:table-cell>
          <table:table-cell table:style-name="ce16" table:formula="of:=[.D26]+([.C26]-1)*20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27]+([.C27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7" calcext:value-type="float">
            <text:p>36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)" office:value-type="string" office:string-value="Mitigation:       97.633% [hp x 42.29]" calcext:value-type="string">
            <text:p>Mitigation: <text:s text:c="6"/>97.633% [hp x 42.29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)" office:value-type="string" office:string-value="Effective Health: 671,969.9" calcext:value-type="string">
            <text:p>Effective Health: 671,969.9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33]+([.C33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29 Absolute Destruction     x3 " calcext:value-type="string">
            <text:p>3-29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36]+([.C36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29 Blink                    x1 " calcext:value-type="string">
            <text:p>3-29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37]+([.C3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05" calcext:value-type="percentage">
            <text:p>60.50%</text:p>
          </table:table-cell>
          <table:table-cell table:style-name="ce37" table:formula="of:=[.AS37]" office:value-type="percentage" office:value="5.445" calcext:value-type="percentage">
            <text:p>544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445" calcext:value-type="percentage">
            <text:p>544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29 Sentinel Sphere          x1 " calcext:value-type="string">
            <text:p>3-29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9  Sentinel Huntress        x8 " calcext:value-type="string">
            <text:p>3-9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28 Azarinth Perception      x8 " calcext:value-type="string">
            <text:p>3-28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42]+([.C42]-1)*20" office:value-type="float" office:value="21" calcext:value-type="float">
            <text:p>2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3 Azarinth Reversal        x8 [105% to Deconstruction/Reconstruction]" calcext:value-type="string">
            <text:p>3-23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3]+([.C43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55" calcext:value-type="percentage">
            <text:p>45.50%</text:p>
          </table:table-cell>
          <table:table-cell table:style-name="ce9" table:formula="of:=[.O43]" office:value-type="percentage" office:value="3.64" calcext:value-type="percentage">
            <text:p>3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64" calcext:value-type="percentage">
            <text:p>3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44]+([.C44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37" calcext:value-type="float">
            <text:p>3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4" calcext:value-type="percentage">
            <text:p>34.00%</text:p>
          </table:table-cell>
          <table:table-cell table:style-name="ce38" table:formula="of:=[.O46]" office:value-type="percentage" office:value="3.06" calcext:value-type="percentage">
            <text:p>30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06" calcext:value-type="percentage">
            <text:p>30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792" calcext:value-type="percentage">
            <text:p>79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792" calcext:value-type="percentage">
            <text:p>79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12" calcext:value-type="percentage">
            <text:p>61.2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7]+([.C47]-1)*20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28 Heart of Cinder          x9 " calcext:value-type="string">
            <text:p>3-28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3 Storm of Cinders         x2 " calcext:value-type="string">
            <text:p>3-23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28 Ash and Ember Unity      x2 " calcext:value-type="string">
            <text:p>3-28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27 Ashen Wings              x9 " calcext:value-type="string">
            <text:p>3-27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1 Eyes of Ash              x9 [60.5% =&gt; 544.5% Perception]" calcext:value-type="string">
            <text:p>3-21 Eyes of Ash <text:s text:c="13"/>x9 [60.5% =&gt; 544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2-1  Phaseshift               x2 " calcext:value-type="string">
            <text:p>2-1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2  Displacement             x2 " calcext:value-type="string">
            <text:p>3-2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2-17 Space Shift              x2 " calcext:value-type="string">
            <text:p>2-17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2-18 Body of the Valkyrie     x9 [34.0% =&gt; 306.0% Resilience, 8.8% =&gt; 79.2% Physical Resistance, 5.0% =&gt; 79.2% Magic Resistance, 6.8% =&gt; 61.2% Health]" calcext:value-type="string">
            <text:p>2-18 Body of the Valkyrie <text:s text:c="4"/>x9 [34.0% =&gt; 306.0% Resilience, 8.8% =&gt; 79.2% Physical Resistance, 5.0% =&gt; 79.2% Magic Resistance, 6.8% =&gt; 61.2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8  Space Awareness          x8 " calcext:value-type="string">
            <text:p>2-8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06" calcext:value-type="float">
            <text:p>1806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1-16 Deviant of Humanity" calcext:value-type="string">
            <text:p>1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16" calcext:value-type="float">
            <text:p>1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2  Gourmet" calcext:value-type="string">
            <text:p>1-2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70]+([.C70]-1)*20" office:value-type="float" office:value="2" calcext:value-type="float">
            <text:p>2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5 Identify" calcext:value-type="string">
            <text:p>1-15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9  Meditation" calcext:value-type="string">
            <text:p>3-9 <text:s/>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5]+([.C75]-1)*20" office:value-type="float" office:value="49" calcext:value-type="float">
            <text:p>49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5  Monster Hunter" calcext:value-type="string">
            <text:p>3-5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76]+([.C76]-1)*20" office:value-type="float" office:value="45" calcext:value-type="float">
            <text:p>45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4 Oxygen Repository" calcext:value-type="string">
            <text:p>1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14" calcext:value-type="float">
            <text:p>1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8 Sage of Torment" calcext:value-type="string">
            <text:p>1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8  Veteran" calcext:value-type="string">
            <text:p>3-8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1]+([.C81]-1)*20" office:value-type="float" office:value="48" calcext:value-type="float">
            <text:p>48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1  Astral Magic Resistance" calcext:value-type="string">
            <text:p>2-1 <text:s/>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7]+([.C87]-1)*20" office:value-type="float" office:value="21" calcext:value-type="float">
            <text:p>21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14 Death Magic Resistance" calcext:value-type="string">
            <text:p>2-14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8]+([.C98]-1)*20" office:value-type="float" office:value="34" calcext:value-type="float">
            <text:p>34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5]+([.C105]-1)*20" office:value-type="float" office:value="11" calcext:value-type="float">
            <text:p>11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2  Space Magic Resistance" calcext:value-type="string">
            <text:p>3-2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9]+([.C129]-1)*20" office:value-type="float" office:value="42" calcext:value-type="float">
            <text:p>42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3  Wood Magic Resistance" calcext:value-type="string">
            <text:p>2-3 <text:s/>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8]+([.C138]-1)*20" office:value-type="float" office:value="23" calcext:value-type="float">
            <text:p>23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5 2nd tier" calcext:value-type="string">
            <text:p>25 2nd tier</text:p>
          </table:table-cell>
          <table:table-cell table:formula="of:=COUNTIF([.$C$85:.$C$138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50%" calcext:value-type="string">
            <text:p>25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0%" calcext:value-type="string">
            <text:p>5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0%] more dense. (Avatar of Ash 2nd)" calcext:value-type="string">
            <text:p><text:s text:c="16"/>[52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7" calcext:value-type="float">
            <text:p>367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7" calcext:value-type="float">
            <text:p>36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90" calcext:value-type="float">
            <text:p>19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94:.$L$199])-[.L19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94:.$L$199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375.0%" calcext:value-type="string">
            <text:p>3,37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6,039" calcext:value-type="string">
            <text:p>16,039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8.8" calcext:value-type="string">
            <text:p>38.8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33%" calcext:value-type="string">
            <text:p>97.633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2.29" calcext:value-type="string">
            <text:p>42.2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671,969.9" calcext:value-type="string">
            <text:p>671,969.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9" calcext:value-type="float">
            <text:p>29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9" calcext:value-type="float">
            <text:p>29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9" calcext:value-type="float">
            <text:p>29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 table:formula="of:=IF([.I225]&lt;10; &quot;  &quot;; &quot; &quot;)" office:value-type="string" office:string-value="  " calcext:value-type="string">
            <text:p><text:s text:c="2"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8" calcext:value-type="float">
            <text:p>28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3" calcext:value-type="float">
            <text:p>23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8" calcext:value-type="float">
            <text:p>28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7" calcext:value-type="float">
            <text:p>27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1" calcext:value-type="float">
            <text:p>21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0.5% =&gt; 544.5%" calcext:value-type="string">
            <text:p>60.5% =&gt; 544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" calcext:value-type="float">
            <text:p>1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" calcext:value-type="float">
            <text:p>1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5.5% =&gt; 364.0%" calcext:value-type="string">
            <text:p>45.5% =&gt; 3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6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4.0% =&gt; 306.0%" calcext:value-type="string">
            <text:p>34.0% =&gt; 30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79.2%" calcext:value-type="string">
            <text:p>5.0% =&gt; 79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6.8% =&gt; 61.2%" calcext:value-type="string">
            <text:p>6.8% =&gt; 61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8" calcext:value-type="float">
            <text:p>8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67 - The Azarinth Sentinel" calcext:value-type="string">
            <text:p>Class 1: 367 - The Azarinth Sentinel</text:p>
          </table:table-cell>
        </table:table-row>
        <table:table-row table:style-name="ro1">
          <table:table-cell table:formula="of:=[$Calculations.A2]" office:value-type="string" office:string-value="Class 2: 367 - Kin of Ash" calcext:value-type="string">
            <text:p>Class 2: 367 - Kin of Ash</text:p>
          </table:table-cell>
        </table:table-row>
        <table:table-row table:style-name="ro1">
          <table:table-cell table:formula="of:=[$Calculations.A3]" office:value-type="string" office:string-value="Class 3: 190 - The Faen Valkyrie" calcext:value-type="string">
            <text:p>Class 3: 19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95" calcext:value-type="string">
            <text:p>Vit: <text:s/>995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375.0%" calcext:value-type="string">
            <text:p>Resilience: 3,37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6,039" calcext:value-type="string">
            <text:p>Health: <text:s/>16,039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8.8]" calcext:value-type="string">
            <text:p>hp/sec: <text:s/>0.27% [38.8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33% [hp x 42.29]" calcext:value-type="string">
            <text:p>Mitigation: <text:s text:c="6"/>97.633% [hp x 42.29]</text:p>
          </table:table-cell>
        </table:table-row>
        <table:table-row table:style-name="ro1">
          <table:table-cell table:formula="of:=[$Calculations.A31]" office:value-type="string" office:string-value="Effective Health: 671,969.9" calcext:value-type="string">
            <text:p>Effective Health: 671,969.9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9 Absolute Destruction     x3 " calcext:value-type="string">
            <text:p>3-29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9 Blink                    x1 " calcext:value-type="string">
            <text:p>3-29 Blink <text:s text:c="19"/>x1 </text:p>
          </table:table-cell>
        </table:table-row>
        <table:table-row table:style-name="ro1">
          <table:table-cell table:formula="of:=[$Calculations.A38]" office:value-type="string" office:string-value="3-29 Sentinel Sphere          x1 " calcext:value-type="string">
            <text:p>3-29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9  Sentinel Huntress        x8 " calcext:value-type="string">
            <text:p>3-9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8 Azarinth Perception      x8 " calcext:value-type="string">
            <text:p>3-28 Azarinth Perception <text:s text:c="5"/>x8 </text:p>
          </table:table-cell>
        </table:table-row>
        <table:table-row table:style-name="ro1">
          <table:table-cell table:formula="of:=[$Calculations.A43]" office:value-type="string" office:string-value="3-23 Azarinth Reversal        x8 [105% to Deconstruction/Reconstruction]" calcext:value-type="string">
            <text:p>3-23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8 Heart of Cinder          x9 " calcext:value-type="string">
            <text:p>3-28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7 Ashen Wings              x9 " calcext:value-type="string">
            <text:p>3-27 Ashen Wings <text:s text:c="13"/>x9 </text:p>
          </table:table-cell>
        </table:table-row>
        <table:table-row table:style-name="ro1">
          <table:table-cell table:formula="of:=[$Calculations.A53]" office:value-type="string" office:string-value="3-21 Eyes of Ash              x9 [60.5% =&gt; 544.5% Perception]" calcext:value-type="string">
            <text:p>3-21 Eyes of Ash <text:s text:c="13"/>x9 [60.5% =&gt; 544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  Phaseshift               x2 " calcext:value-type="string">
            <text:p>2-1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</table:table-row>
        <table:table-row table:style-name="ro1">
          <table:table-cell table:formula="of:=[$Calculations.A60]" office:value-type="string" office:string-value="3-2  Displacement             x2 " calcext:value-type="string">
            <text:p>3-2 <text:s/>Displacement <text:s text:c="12"/>x2 </text:p>
          </table:table-cell>
        </table:table-row>
        <table:table-row table:style-name="ro1">
          <table:table-cell table:formula="of:=[$Calculations.A61]" office:value-type="string" office:string-value="2-17 Space Shift              x2 " calcext:value-type="string">
            <text:p>2-17 Space Shift <text:s text:c="13"/>x2 </text:p>
          </table:table-cell>
        </table:table-row>
        <table:table-row table:style-name="ro1">
          <table:table-cell table:formula="of:=[$Calculations.A62]" office:value-type="string" office:string-value="2-18 Body of the Valkyrie     x9 [34.0% =&gt; 306.0% Resilience, 8.8% =&gt; 79.2% Physical Resistance, 5.0% =&gt; 79.2% Magic Resistance, 6.8% =&gt; 61.2% Health]" calcext:value-type="string">
            <text:p>2-18 Body of the Valkyrie <text:s text:c="4"/>x9 [34.0% =&gt; 306.0% Resilience, 8.8% =&gt; 79.2% Physical Resistance, 5.0% =&gt; 79.2% Magic Resistance, 6.8% =&gt; 61.2% Health]</text:p>
          </table:table-cell>
        </table:table-row>
        <table:table-row table:style-name="ro1">
          <table:table-cell table:formula="of:=[$Calculations.A63]" office:value-type="string" office:string-value="2-8  Space Awareness          x8 " calcext:value-type="string">
            <text:p>2-8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6 Deviant of Humanity" calcext:value-type="string">
            <text:p>1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5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6]" office:value-type="string" office:string-value="3-5  Monster Hunter" calcext:value-type="string">
            <text:p>3-5 <text:s/>Monster Hunter</text:p>
          </table:table-cell>
        </table:table-row>
        <table:table-row table:style-name="ro1">
          <table:table-cell table:formula="of:=[$Calculations.A77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8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8  Veteran" calcext:value-type="string">
            <text:p>3-8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1  Astral Magic Resistance" calcext:value-type="string">
            <text:p>2-1 <text:s/>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14 Death Magic Resistance" calcext:value-type="string">
            <text:p>2-14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0%] more dense. (Avatar of Ash 2nd)" calcext:value-type="string">
            <text:p><text:s text:c="16"/>[520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21:26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2:28:53.084000000</dc:date>
    <meta:generator>LibreOffice/7.0.5.2$Windows_X86_64 LibreOffice_project/64390860c6cd0aca4beafafcfd84613dd9dfb63a</meta:generator>
    <meta:editing-duration>PT12H55M50S</meta:editing-duration>
    <meta:editing-cycles>81</meta:editing-cycles>
    <meta:document-statistic meta:table-count="2" meta:cell-count="1587" meta:object-count="0"/>
    <meta:user-defined meta:name="AppVersion">16.0300</meta:user-defined>
  </office:meta>
</office:document-meta>
</file>